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</office:automatic-styles>
  <office:body>
    <office:text text:use-soft-page-breaks="true">
      <text:p text:style-name="P1"/>
      <text:p text:style-name="P2">_______, ___ de _____<text:s/>de 2025</text:p>
      <text:p text:style-name="Standard"/>
      <text:p text:style-name="Standard"/>
      <text:p text:style-name="Standard"/>
      <text:p text:style-name="Standard">À Delegacia da Receita Federal<text:s/></text:p>
      <text:p text:style-name="Standard"/>
      <text:p text:style-name="Standard">Assunto: Autorização para retirada de mercadoria</text:p>
      <text:p text:style-name="Standard"/>
      <text:p text:style-name="Standard"/>
      <text:p text:style-name="Standard"><text:tab/><text:tab/>Por meio desta, autorizo o funcionário Sr. XXXXXXXX, portador do CPF n. XXXXX a retirar as mercadorias de acordo com os Atos de Destinação de Mercadorias n. 800100/00xx/2025.</text:p>
      <text:p text:style-name="Standard"><text:tab/><text:tab/>Informo que o responsável pela retirada está devidamente autorizado a assinar os documentos necessários e realizar todos os procedimentos pertinentes à retirada dos materiais mencionados.</text:p>
      <text:p text:style-name="Standard"><text:tab/><text:tab/></text:p>
      <text:p text:style-name="Standard"/>
      <text:p text:style-name="Standard"><text:tab/><text:tab/>Atenciosamente,</text:p>
      <text:p text:style-name="Standard"/>
      <text:p text:style-name="Standard"/>
      <text:p text:style-name="P3">Nome do<text:s/>Presidente/Diretor-Geral da Associação/Prefeito/Gestor Patrimonial</text:p>
      <text:p text:style-name="P4"/>
      <text:p text:style-name="P5"/>
      <text:p text:style-name="P6">__________________________________________</text:p>
      <text:p text:style-name="P7">assinatura/n CPF</text:p>
      <text:p text:style-name="P8"/>
      <text:p text:style-name="Standard"/>
      <text:p text:style-name="Standard"/>
      <text:p text:style-name="Standard"/>
      <text:p text:style-name="Standard"/>
      <text:p text:style-name="Standard">Obs: Juntar à autorização cópia do Documento de identidade do<text:s/>signatário<text:s/>e também do servidor autorizado.</text:p>
      <text:p text:style-name="P9"/>
      <text:p text:style-name="P10"/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Gisele Maria Lorenson Bardella</meta:initial-creator>
    <dc:creator>Gisele Maria Lorenson Bardella</dc:creator>
    <meta:creation-date>2025-10-02T13:08:00Z</meta:creation-date>
    <dc:date>2025-10-02T13:09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19" meta:character-count="761" meta:row-count="5" meta:non-whitespace-character-count="643"/>
  </office:meta>
</office:document-meta>
</file>